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48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3.8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66ff66" style:text-align-source="fix" style:repeat-content="false" fo:border-left="none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99pt solid #000000" fo:background-color="#66ffff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99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99pt solid #000000" fo:background-color="#9999ff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order-bottom="0.99pt solid #000000" fo:background-color="#ff99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solid" svg:stroke-width="0.1cm" svg:stroke-color="#000000" draw:marker-start-width="0.5cm" draw:marker-end-width="0.5cm" draw:fill="solid" draw:fill-color="#ffffff" fo:min-height="8.599cm" fo:padding-top="0.05cm" fo:padding-bottom="0.05cm" fo:padding-left="0.05cm" fo:padding-right="0.05cm"/>
    </style:style>
    <style:style style:name="gr2" style:family="graphic">
      <style:graphic-properties draw:stroke="solid" svg:stroke-color="#000000" draw:fill="solid" draw:fill-color="#ffffff" fo:min-height="0.454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9933ff" fo:font-weight="bold" style:font-weight-asian="bold" style:font-weight-complex="bold"/>
    </style:style>
    <style:style style:name="T5" style:family="text">
      <style:text-properties fo:color="#ff9900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Effects" table:style-name="ta1" table:print="false">
        <office:forms form:automatic-focus="false" form:apply-design-mode="false"/>
        <table:shapes>
          <draw:frame draw:z-index="0" draw:style-name="gr1" svg:width="8.15cm" svg:height="8.699cm" svg:x="16.008cm" svg:y="1.732cm">
            <draw:text-box>
              <text:p text:style-name="P1"><text:span text:style-name="T1">Small note:</text:span></text:p>
              <text:p><text:span text:style-name="T2"/></text:p>
              <text:p><text:span text:style-name="T2">Effects — </text:span><text:span text:style-name="T3">is a small animations on screen, that haven't collision with other objects. The effects showing always in foreground.</text:span></text:p>
              <text:p><text:span text:style-name="T2"/></text:p>
              <text:p><text:span text:style-name="T2"/></text:p>
              <text:p><text:span text:style-name="T4">Effect type:</text:span><text:line-break/><text:span text:style-name="T2">static</text:span> — effect will not moving from start position. Only animate in start position and disappear.</text:p>
              <text:p><text:span text:style-name="T2">Dynamic </text:span>— effect will move from start position with animation.</text:p>
              <text:p/>
              <text:p><text:span text:style-name="T5">Spawn by:</text:span><text:line-break/>Is event, when effect will spawn.</text:p>
            </draw:text-box>
          </draw:frame>
          <draw:frame draw:z-index="1" draw:style-name="gr2" draw:text-style-name="P2" svg:width="7.37cm" svg:height="0.469cm" svg:x="16.118cm" svg:y="0.8cm">
            <draw:text-box>
              <text:p text:style-name="P2">Created by <text:span text:style-name="T2">Wohlstand </text:span>and <text:span text:style-name="T2">Veudekato</text:span></text:p>
            </draw:text-box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Effect #</text:p>
          </table:table-cell>
          <table:table-cell table:style-name="ce4" office:value-type="string" calcext:value-type="string">
            <text:p>Effect name</text:p>
          </table:table-cell>
          <table:table-cell table:style-name="ce6" office:value-type="string" calcext:value-type="string">
            <text:p>Effect type</text:p>
          </table:table-cell>
          <table:table-cell table:style-name="ce8" office:value-type="string" calcext:value-type="string">
            <text:p>Spawn by</text:p>
          </table:table-cell>
          <table:table-cell table:style-name="ce10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rick fragments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Block destroy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quashed goomba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Jump-ki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Mario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Player died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Goomba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Luigi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Player died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quashed Red Goomba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Jump-ki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Red Goomba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Green shell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Red shell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Smoke</text:p>
          </table:table-cell>
          <table:table-cell table:style-name="ce7" office:value-type="string" calcext:value-type="string">
            <text:p>Animated, Static</text:p>
          </table:table-cell>
          <table:table-cell table:style-name="ce9" office:value-type="string" calcext:value-type="string">
            <text:p>Show/Hide layers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icked coin</text:p>
          </table:table-cell>
          <table:table-cell table:style-name="ce7" office:value-type="string" calcext:value-type="string">
            <text:p>Animated, Static</text:p>
          </table:table-cell>
          <table:table-cell table:style-name="ce9" office:value-type="string" calcext:value-type="string">
            <text:p>On coin-block hit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Podoboo jumping</text:p>
          </table:table-cell>
          <table:table-cell table:style-name="ce7" office:value-type="string" calcext:value-type="string">
            <text:p>Animated, Static</text:p>
          </table:table-cell>
          <table:table-cell table:style-name="ce9" office:value-type="string" calcext:value-type="string">
            <text:p>Podoboo jumping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Lava splash</text:p>
          </table:table-cell>
          <table:table-cell table:style-name="ce7" office:value-type="string" calcext:value-type="string">
            <text:p>Animated, Static</text:p>
          </table:table-cell>
          <table:table-cell table:style-name="ce9" office:value-type="string" calcext:value-type="string">
            <text:p>On lava fall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Boom-boom kicked</text:p>
          </table:table-cell>
          <table:table-cell table:style-name="ce7" office:value-type="string" calcext:value-type="string">
            <text:p>Animated, Static</text:p>
          </table:table-cell>
          <table:table-cell table:style-name="ce9" office:value-type="string" calcext:value-type="string">
            <text:p>Boss defeat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Bullet Bill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Banzai Bill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Red Shy-Guy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Blue Shy-Guy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Buzzy Beetle's shell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Ninji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Brick fragments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Block destroy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Blue Goomba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Squashed blue goomba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Jump-ki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Red cheep-cheep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Hammer bros.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Kuribo's shoe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Hurt player with shoe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Spiniy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Birdo's egg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Birdo's egg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Boss defeat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Ice block's fragments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Ice Block destroy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Lakitu's ball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Lakitu (SMB3)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Crab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Fighter-fly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Squashed SMW beach koopa 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Jump-ki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SMW beach koopa 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Squashed Yellow swith goomba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Jump-ki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Yellow swith goomba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quashed Blue swith goomba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Jump-ki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Blue swith goomba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Squashed Green swith goomba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Jump-ki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Green swith goomba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Squashed Red swith goomba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Jump-ki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Red swith goomba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Squashed Grand goomba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Jump-ki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Grand Goomba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Grand koopa's shell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Mushroom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Ninji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SMB3 bowser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Boss defeat</text:p>
          </table:table-cell>
          <table:table-cell table:number-columns-repeated="102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Brick fragments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Block destroy</text:p>
          </table:table-cell>
          <table:table-cell table:number-columns-repeated="102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Squashed SMB1 brown goomba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Jump-ki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SMB1 brown goomba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SMB2 Door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Enter to door</text:p>
          </table:table-cell>
          <table:table-cell table:number-columns-repeated="102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SMB2 Door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Enter to door</text:p>
          </table:table-cell>
          <table:table-cell table:number-columns-repeated="102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Yoshi's eggs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Break egg</text:p>
          </table:table-cell>
          <table:table-cell table:number-columns-repeated="102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Yoshi's eggs fragments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Break egg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Appearance yoshis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Yochi appear</text:p>
          </table:table-cell>
          <table:table-cell table:number-columns-repeated="102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SMB3 door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Enter to door</text:p>
          </table:table-cell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Lying koopa's shells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Kicked SMW Beach Koopa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Squashed SMW Beach Koopas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Jump-ki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Fairy magic smoke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Transform to/from fairy</text:p>
          </table:table-cell>
          <table:table-cell table:number-columns-repeated="102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Twitter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Red Snifit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Blue Snifit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Gray Snifit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Snifit's bullet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Bullet kicked</text:p>
          </table:table-cell>
          <table:table-cell table:number-columns-repeated="102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SMB2 Explosion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Bomb explosion</text:p>
          </table:table-cell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?? Empty Effect</text:p>
          </table:table-cell>
          <table:table-cell table:style-name="ce7" office:value-type="string" calcext:value-type="string">
            <text:p>???</text:p>
          </table:table-cell>
          <table:table-cell table:style-name="ce9"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SMB3 Bob-Omb Explosion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Bomb explosion</text:p>
          </table:table-cell>
          <table:table-cell table:number-columns-repeated="102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Kicked SMB3 Bob-Omb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Tail beating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Tail beat</text:p>
          </table:table-cell>
          <table:table-cell table:number-columns-repeated="102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Player's Friction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Player stoping/SlSide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Beat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Beating/SPIN</text:p>
          </table:table-cell>
          <table:table-cell table:number-columns-repeated="102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Spin spark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Spin jump kicked</text:p>
          </table:table-cell>
          <table:table-cell table:number-columns-repeated="102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fireballs (player)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Fireball effects</text:p>
          </table:table-cell>
          <table:table-cell table:number-columns-repeated="102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Gloss of coins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Get coin</text:p>
          </table:table-cell>
          <table:table-cell table:number-columns-repeated="102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Points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On get points</text:p>
          </table:table-cell>
          <table:table-cell table:number-columns-repeated="102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Ice gloss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Ice gloss/magic</text:p>
          </table:table-cell>
          <table:table-cell table:number-columns-repeated="102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Pushed P-switch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On switch</text:p>
          </table:table-cell>
          <table:table-cell table:number-columns-repeated="102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SMW Rotating block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On Kick block</text:p>
          </table:table-cell>
          <table:table-cell table:number-columns-repeated="102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Mr. Saturn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Squashed kicked rex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Jump-ki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Kicked Rex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Rex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Mega mole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Galoomba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Bully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Thwomp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SMW big boo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SMW boo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Eerie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SMB3 boo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SMB1 lying green koopa's shell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Jump-ki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SMB1 lying <text:s/>red koopa's shell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Jump-ki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Dry bones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SMW thwomp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Circular saw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Brick fragments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Block destroy</text:p>
          </table:table-cell>
          <table:table-cell table:number-columns-repeated="102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Podoboo's shoe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Hurt player with shoe</text:p>
          </table:table-cell>
          <table:table-cell table:number-columns-repeated="102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Lakitu's shoe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Hurt player with shoe</text:p>
          </table:table-cell>
          <table:table-cell table:number-columns-repeated="102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SMW ghost house door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Enter to door</text:p>
          </table:table-cell>
          <table:table-cell table:number-columns-repeated="102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Blargg's eyes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Blargg activated</text:p>
          </table:table-cell>
          <table:table-cell table:number-columns-repeated="102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SMB1 bowser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Boss defeat</text:p>
          </table:table-cell>
          <table:table-cell table:number-columns-repeated="102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Wart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Boss defeat</text:p>
          </table:table-cell>
          <table:table-cell table:number-columns-repeated="102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reaked block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Block destroy</text:p>
          </table:table-cell>
          <table:table-cell table:number-columns-repeated="102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Rinka explosion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Kick NPC/Boss defeat</text:p>
          </table:table-cell>
          <table:table-cell table:number-columns-repeated="102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Spike top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Spark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Glass splinters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Glass break</text:p>
          </table:table-cell>
          <table:table-cell table:number-columns-repeated="102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Mother brain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Boss defeat</text:p>
          </table:table-cell>
          <table:table-cell table:number-columns-repeated="102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Underwater bubles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Underwater effect</text:p>
          </table:table-cell>
          <table:table-cell table:number-columns-repeated="102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Water splash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Fall in water</text:p>
          </table:table-cell>
          <table:table-cell table:number-columns-repeated="102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SMB3 green cheep-cheep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SMB3 red cheep-cheep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SMB3 blooper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Blurp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SMB1 green cheep-cheep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Bone fish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SMB1 blooper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Blurp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Green P-switch pushed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On switch</text:p>
          </table:table-cell>
          <table:table-cell table:number-columns-repeated="1020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Dynamit switcher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Jump-ki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ow block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Fa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Squashed misc goomba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Jump-ki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Misc goomba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Pokey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Peach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Player died</text:p>
          </table:table-cell>
          <table:table-cell table:number-columns-repeated="1020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Toad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Player died</text:p>
          </table:table-cell>
          <table:table-cell table:number-columns-repeated="1020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Tanooki/Racoon transform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Get tanooki/racoon</text:p>
          </table:table-cell>
          <table:table-cell table:number-columns-repeated="1020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Shell kick spark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Shell kick</text:p>
          </table:table-cell>
          <table:table-cell table:number-columns-repeated="1020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Shell kick spark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Shell kick</text:p>
          </table:table-cell>
          <table:table-cell table:number-columns-repeated="1020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Link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Player died</text:p>
          </table:table-cell>
          <table:table-cell table:number-columns-repeated="1020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Brick fragments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Block destroy</text:p>
          </table:table-cell>
          <table:table-cell table:number-columns-repeated="102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Roto-disk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Nipper plant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Mouser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Boss defeat</text:p>
          </table:table-cell>
          <table:table-cell table:number-columns-repeated="1020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Link's iceball gloss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IceBall's gloss</text:p>
          </table:table-cell>
          <table:table-cell table:number-columns-repeated="1020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Larry Koopa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Boss defeat</text:p>
          </table:table-cell>
          <table:table-cell table:number-columns-repeated="1020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Swooper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Hoopster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Ludwig Von Koopa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Boss defeat</text:p>
          </table:table-cell>
          <table:table-cell table:number-columns-repeated="1020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Bubble pop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Touch NPC</text:p>
          </table:table-cell>
          <table:table-cell table:number-columns-repeated="1020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SMW lakitu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Jump-ki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Spiny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Kick NPC</text:p>
          </table:table-cell>
          <table:table-cell table:number-columns-repeated="102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Potion to door transform</text:p>
          </table:table-cell>
          <table:table-cell table:style-name="ce7" office:value-type="string" calcext:value-type="string">
            <text:p>Static</text:p>
          </table:table-cell>
          <table:table-cell table:style-name="ce9" office:value-type="string" calcext:value-type="string">
            <text:p>Fall NPC</text:p>
          </table:table-cell>
          <table:table-cell table:number-columns-repeated="102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Peach's bomb explosion</text:p>
          </table:table-cell>
          <table:table-cell table:style-name="ce7" office:value-type="string" calcext:value-type="string">
            <text:p>Dynamic</text:p>
          </table:table-cell>
          <table:table-cell table:style-name="ce9" office:value-type="string" calcext:value-type="string">
            <text:p>Bomb explosion</text:p>
          </table:table-cell>
          <table:table-cell table:number-columns-repeated="1020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0.101cm" fo:page-height="29.7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.00.0000</text:date>, <text:time style:data-style-name="N2" text:time-value="16:33:29.3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1M59S</meta:editing-duration>
    <meta:editing-cycles>129</meta:editing-cycles>
    <meta:generator>LibreOffice/4.2.0.4$Windows_x86 LibreOffice_project/05dceb5d363845f2cf968344d7adab8dcfb2ba71</meta:generator>
    <dc:date>2014-03-14T16:37:41.528000000</dc:date>
    <meta:document-statistic meta:table-count="1" meta:cell-count="0" meta:object-count="2"/>
    <meta:user-defined meta:name="Info 1"/>
    <meta:user-defined meta:name="Info 2"/>
    <meta:user-defined meta:name="Info 3"/>
    <meta:user-defined meta:name="Info 4"/>
  </office:meta>
</office:document-meta>
</file>